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</style:style>
    <style:style style:name="ce20" style:family="table-cell" style:parent-style-name="Default">
      <style:table-cell-properties fo:background-color="#ffff00"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4-15_08-05-06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55 E-139-34-49.71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2019-04-15_14-23-54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4-15_17-34-59_000.jpg</text:p>
          </table:table-cell>
          <table:table-cell table:style-name="ce9" office:value-type="string">
            <text:p>:bookmemo / 読んだ本 / 『私の中の日本軍』 / 著者=山本七平</text:p>
          </table:table-cell>
          <table:table-cell table:style-name="ce8"/>
          <table:table-cell/>
          <table:table-cell office:value-type="string">
            <text:p>N-35-35-28.53 E-139-34-49.43</text:p>
          </table:table-cell>
          <table:table-cell table:formula="of:=IF([.E4]=&quot;&quot;;[.C4];CONCATENATE([.C4];&quot; / &quot;;[.E4]))" office:value-type="string" office:string-value=":bookmemo / 読んだ本 / 『私の中の日本軍』 / 著者=山本七平">
            <text:p>:bookmemo / 読んだ本 / 『私の中の日本軍』 / 著者=山本七平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2019-04-15_20-23-27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1 E-139-34-49.38</text:p>
          </table:table-cell>
          <table:table-cell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2019-04-15_22-50-59_000.jpg</text:p>
          </table:table-cell>
          <table:table-cell table:style-name="ce9" office:value-type="string">
            <text:p>:m 記録 / 身体 / 鼻柱、根元 / ひび割れ</text:p>
          </table:table-cell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6]=&quot;&quot;;[.C6];CONCATENATE([.C6];&quot; / &quot;;[.E6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4-15_22-51-23_000.jpg</text:p>
          </table:table-cell>
          <table:table-cell table:style-name="ce9" office:value-type="string">
            <text:p>:m 記録 / 身体 / 瞼の裏 / 左目</text:p>
          </table:table-cell>
          <table:table-cell table:style-name="ce8"/>
          <table:table-cell/>
          <table:table-cell office:value-type="string">
            <text:p>N-35-35-28.48 E-139-34-49.43</text:p>
          </table:table-cell>
          <table:table-cell table:formula="of:=IF([.E7]=&quot;&quot;;[.C7];CONCATENATE([.C7];&quot; / &quot;;[.E7]))" office:value-type="string" office:string-value=":m 記録 / 身体 / 瞼の裏 / 左目">
            <text:p>:m 記録 / 身体 / 瞼の裏 / 左目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4-15_22-51-38_000.jpg</text:p>
          </table:table-cell>
          <table:table-cell table:style-name="ce9"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34 E-139-34-49.54</text:p>
          </table:table-cell>
          <table:table-cell table:formula="of:=IF([.E8]=&quot;&quot;;[.C8];CONCATENATE([.C8];&quot; / &quot;;[.E8]))" office:value-type="string" office:string-value=":m 記録 / 身体 / 瞼の裏 / 右目">
            <text:p>:m 記録 / 身体 / 瞼の裏 / 右目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2019-04-15_22-51-49_000.jpg</text:p>
          </table:table-cell>
          <table:table-cell table:style-name="ce9" office:value-type="string">
            <text:p>:m 記録 / 身体 / 口角 / ひび割れ</text:p>
          </table:table-cell>
          <table:table-cell table:style-name="ce8"/>
          <table:table-cell/>
          <table:table-cell office:value-type="string">
            <text:p>N-35-35-28.78 E-139-34-49.6</text:p>
          </table:table-cell>
          <table:table-cell table:formula="of:=IF([.E9]=&quot;&quot;;[.C9];CONCATENATE([.C9];&quot; / &quot;;[.E9]))" office:value-type="string" office:string-value=":m 記録 / 身体 / 口角 / ひび割れ">
            <text:p>:m 記録 / 身体 / 口角 / ひび割れ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4-16_05-37-11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44 E-139-34-48.83</text:p>
          </table:table-cell>
          <table:table-cell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4-16_06-02-00_000.png</text:p>
          </table:table-cell>
          <table:table-cell table:style-name="ce9" office:value-type="string">
            <text:p>:m 読みたい本 / 『平将門の乱』 / 著者=川尻秋生</text:p>
          </table:table-cell>
          <table:table-cell table:style-name="ce8"/>
          <table:table-cell/>
          <table:table-cell/>
          <table:table-cell table:formula="of:=IF([.E11]=&quot;&quot;;[.C11];CONCATENATE([.C11];&quot; / &quot;;[.E11]))" office:value-type="string" office:string-value=":m 読みたい本 / 『平将門の乱』 / 著者=川尻秋生">
            <text:p>:m 読みたい本 / 『平将門の乱』 / 著者=川尻秋生</text:p>
          </table:table-cell>
          <table:table-cell table:style-name="ce8" office:value-type="string">
            <text:p>)</text:p>
          </table:table-cell>
          <table:table-cell table:style-name="ce23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4-16_08-06-53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1 E-139-34-49.49</text:p>
          </table:table-cell>
          <table:table-cell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string">
            <text:p>2019-04-16_08-35-54_000.jpg</text:p>
          </table:table-cell>
          <table:table-cell table:style-name="ce9" office:value-type="string">
            <text:p>:m / daylog メモ / 190415</text:p>
          </table:table-cell>
          <table:table-cell table:style-name="ce8"/>
          <table:table-cell/>
          <table:table-cell office:value-type="string">
            <text:p>N-35-35-28.46 E-139-34-49.76</text:p>
          </table:table-cell>
          <table:table-cell table:formula="of:=IF([.E13]=&quot;&quot;;[.C13];CONCATENATE([.C13];&quot; / &quot;;[.E13]))" office:value-type="string" office:string-value=":m / daylog メモ / 190415">
            <text:p>:m / daylog メモ / 190415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4-16_08-36-45_000.jpg</text:p>
          </table:table-cell>
          <table:table-cell table:style-name="ce9" office:value-type="string">
            <text:p>:m 記録 / 身体 / 顔</text:p>
          </table:table-cell>
          <table:table-cell table:style-name="ce8"/>
          <table:table-cell/>
          <table:table-cell office:value-type="string">
            <text:p>N-35-35-28.81 E-139-34-49.49</text:p>
          </table:table-cell>
          <table:table-cell table:formula="of:=IF([.E14]=&quot;&quot;;[.C14];CONCATENATE([.C14];&quot; / &quot;;[.E14]))" office:value-type="string" office:string-value=":m 記録 / 身体 / 顔">
            <text:p>:m 記録 / 身体 / 顔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2019-04-16_08-36-55_000.jpg</text:p>
          </table:table-cell>
          <table:table-cell table:style-name="ce9" office:value-type="string">
            <text:p>:tome/ (J*) / 誰にも知られず、何も残さず</text:p>
          </table:table-cell>
          <table:table-cell table:style-name="ce8"/>
          <table:table-cell/>
          <table:table-cell office:value-type="string">
            <text:p>N-35-35-28.52 E-139-34-49.49</text:p>
          </table:table-cell>
          <table:table-cell table:formula="of:=IF([.E15]=&quot;&quot;;[.C15];CONCATENATE([.C15];&quot; / &quot;;[.E15]))" office:value-type="string" office:string-value=":tome/ (J*) / 誰にも知られず、何も残さず">
            <text:p>:tome/ (J*) / 誰にも知られず、何も残さず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4-16_08-37-04_000.jpg</text:p>
          </table:table-cell>
          <table:table-cell office:value-type="string">
            <text:p>:m :lets / action activity / やること / birds,voices,conpi　音楽を作る</text:p>
          </table:table-cell>
          <table:table-cell table:style-name="ce8"/>
          <table:table-cell/>
          <table:table-cell office:value-type="string">
            <text:p>N-35-35-28.63 E-139-34-49.6</text:p>
          </table:table-cell>
          <table:table-cell table:formula="of:=IF([.E16]=&quot;&quot;;[.C16];CONCATENATE([.C16];&quot; / &quot;;[.E16]))" office:value-type="string" office:string-value=":m :lets / action activity / やること / birds,voices,conpi　音楽を作る">
            <text:p>:m :lets / action activity / やること / birds,voices,conpi　音楽を作る</text:p>
          </table:table-cell>
          <table:table-cell table:style-name="ce8"/>
          <table:table-cell table:style-name="ce23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7" office:value-type="string">
            <text:p>2019-04-16_08-37-15_000.jpg</text:p>
          </table:table-cell>
          <table:table-cell table:style-name="ce9" office:value-type="string">
            <text:p>:m RES 1*1 / free# JVEMV6 52#7_18 / 52. 自然観察 / 7. birds / memos / モズ</text:p>
          </table:table-cell>
          <table:table-cell table:style-name="ce8"/>
          <table:table-cell/>
          <table:table-cell office:value-type="string">
            <text:p>N-35-35-28.63 E-139-34-49.49</text:p>
          </table:table-cell>
          <table:table-cell table:formula="of:=IF([.E17]=&quot;&quot;;[.C17];CONCATENATE([.C17];&quot; / &quot;;[.E17]))" office:value-type="string" office:string-value=":m RES 1*1 / free# JVEMV6 52#7_18 / 52. 自然観察 / 7. birds / memos / モズ">
            <text:p>:m RES 1*1 / free# JVEMV6 52#7_18 / 52. 自然観察 / 7. birds / memos / モズ</text:p>
          </table:table-cell>
          <table:table-cell table:style-name="ce8"/>
          <table:table-cell table:style-name="ce23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8" office:value-type="string">
            <text:p>2019-04-16_08-38-36_000.jpg</text:p>
          </table:table-cell>
          <table:table-cell table:style-name="ce9" office:value-type="string">
            <text:p>:m art / dessin / D-17 8# / des.ヒメオドリコソウ：葉、シジュウカラ</text:p>
          </table:table-cell>
          <table:table-cell table:style-name="ce8"/>
          <table:table-cell/>
          <table:table-cell office:value-type="string">
            <text:p>N-35-35-28.66 E-139-34-49.11</text:p>
          </table:table-cell>
          <table:table-cell table:formula="of:=IF([.E18]=&quot;&quot;;[.C18];CONCATENATE([.C18];&quot; / &quot;;[.E18]))" office:value-type="string" office:string-value=":m art / dessin / D-17 8# / des.ヒメオドリコソウ：葉、シジュウカラ">
            <text:p>:m art / dessin / D-17 8# / des.ヒメオドリコソウ：葉、シジュウカラ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19]=&quot;&quot;;[.C19];CONCATENATE([.C19];&quot; / &quot;;[.E19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 table:formula="of:=[.F22]" office:value-type="string" office:string-value="N-35-35-25.65 E-139-34-48.78">
            <text:p>N-35-35-25.65 E-139-34-48.78</text:p>
          </table:table-cell>
          <table:table-cell office:value-type="string">
            <text:p>N-35-35-25.65 E-139-34-48.78</text:p>
          </table:table-cell>
          <table:table-cell table:formula="of:=IF([.E22]=&quot;&quot;;[.C22];CONCATENATE([.C22];&quot; / &quot;;[.E22]))" office:value-type="string" office:string-value=" / N-35-35-25.65 E-139-34-48.78">
            <text:p><text:s/>/ N-35-35-25.65 E-139-34-48.78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 table:formula="of:=[.F23]" office:value-type="string" office:string-value="N-35-35-25.65 E-139-34-48.83">
            <text:p>N-35-35-25.65 E-139-34-48.83</text:p>
          </table:table-cell>
          <table:table-cell office:value-type="string">
            <text:p>N-35-35-25.65 E-139-34-48.83</text:p>
          </table:table-cell>
          <table:table-cell table:formula="of:=IF([.E23]=&quot;&quot;;[.C23];CONCATENATE([.C23];&quot; / &quot;;[.E23]))" office:value-type="string" office:string-value=" / N-35-35-25.65 E-139-34-48.83">
            <text:p><text:s/>/ N-35-35-25.65 E-139-34-48.8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 table:style-name="ce9"/>
          <table:table-cell table:style-name="ce8"/>
          <table:table-cell table:formula="of:=[.F24]" office:value-type="string" office:string-value="N-35-35-25.65 E-139-34-48.72">
            <text:p>N-35-35-25.65 E-139-34-48.72</text:p>
          </table:table-cell>
          <table:table-cell office:value-type="string">
            <text:p>N-35-35-25.65 E-139-34-48.72</text:p>
          </table:table-cell>
          <table:table-cell table:formula="of:=IF([.E24]=&quot;&quot;;[.C24];CONCATENATE([.C24];&quot; / &quot;;[.E24]))" office:value-type="string" office:string-value=" / N-35-35-25.65 E-139-34-48.72">
            <text:p><text:s/>/ N-35-35-25.65 E-139-34-48.72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 table:formula="of:=[.F25]" office:value-type="string" office:string-value="N-35-35-25.81 E-139-34-48.45">
            <text:p>N-35-35-25.81 E-139-34-48.45</text:p>
          </table:table-cell>
          <table:table-cell office:value-type="string">
            <text:p>N-35-35-25.81 E-139-34-48.45</text:p>
          </table:table-cell>
          <table:table-cell table:formula="of:=IF([.E25]=&quot;&quot;;[.C25];CONCATENATE([.C25];&quot; / &quot;;[.E25]))" office:value-type="string" office:string-value=" / N-35-35-25.81 E-139-34-48.45">
            <text:p><text:s/>/ N-35-35-25.81 E-139-34-48.4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 table:style-name="ce9"/>
          <table:table-cell table:style-name="ce8"/>
          <table:table-cell table:formula="of:=[.F26]" office:value-type="string" office:string-value="N-35-35-25.81 E-139-34-48.5">
            <text:p>N-35-35-25.81 E-139-34-48.5</text:p>
          </table:table-cell>
          <table:table-cell office:value-type="string">
            <text:p>N-35-35-25.81 E-139-34-48.5</text:p>
          </table:table-cell>
          <table:table-cell table:formula="of:=IF([.E26]=&quot;&quot;;[.C26];CONCATENATE([.C26];&quot; / &quot;;[.E26]))" office:value-type="string" office:string-value=" / N-35-35-25.81 E-139-34-48.5">
            <text:p><text:s/>/ N-35-35-25.81 E-139-34-48.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[.F27]" office:value-type="string" office:string-value="N-35-35-25.81 E-139-34-48.5">
            <text:p>N-35-35-25.81 E-139-34-48.5</text:p>
          </table:table-cell>
          <table:table-cell office:value-type="string">
            <text:p>N-35-35-25.81 E-139-34-48.5</text:p>
          </table:table-cell>
          <table:table-cell table:formula="of:=IF([.E27]=&quot;&quot;;[.C27];CONCATENATE([.C27];&quot; / &quot;;[.E27]))" office:value-type="string" office:string-value=" / N-35-35-25.81 E-139-34-48.5">
            <text:p><text:s/>/ N-35-35-25.81 E-139-34-48.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[.F28]" office:value-type="string" office:string-value="N-35-35-28.52 E-139-34-49.82">
            <text:p>N-35-35-28.52 E-139-34-49.82</text:p>
          </table:table-cell>
          <table:table-cell office:value-type="string">
            <text:p>N-35-35-28.52 E-139-34-49.82</text:p>
          </table:table-cell>
          <table:table-cell table:formula="of:=IF([.E28]=&quot;&quot;;[.C28];CONCATENATE([.C28];&quot; / &quot;;[.E28]))" office:value-type="string" office:string-value=" / N-35-35-28.52 E-139-34-49.82">
            <text:p><text:s/>/ N-35-35-28.52 E-139-34-49.82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[.F29]" office:value-type="string" office:string-value="N-35-35-29.37 E-139-34-49.76">
            <text:p>N-35-35-29.37 E-139-34-49.76</text:p>
          </table:table-cell>
          <table:table-cell office:value-type="string">
            <text:p>N-35-35-29.37 E-139-34-49.76</text:p>
          </table:table-cell>
          <table:table-cell table:formula="of:=IF([.E29]=&quot;&quot;;[.C29];CONCATENATE([.C29];&quot; / &quot;;[.E29]))" office:value-type="string" office:string-value=" / N-35-35-29.37 E-139-34-49.76">
            <text:p><text:s/>/ N-35-35-29.37 E-139-34-49.76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35-28.9 E-139-34-49.49">
            <text:p>N-35-35-28.9 E-139-34-49.49</text:p>
          </table:table-cell>
          <table:table-cell office:value-type="string">
            <text:p>N-35-35-28.9 E-139-34-49.49</text:p>
          </table:table-cell>
          <table:table-cell table:formula="of:=IF([.E30]=&quot;&quot;;[.C30];CONCATENATE([.C30];&quot; / &quot;;[.E30]))" office:value-type="string" office:string-value=" / N-35-35-28.9 E-139-34-49.49">
            <text:p><text:s/>/ N-35-35-28.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2 E-139-34-49.54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7 E-139-34-49.71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33]" office:value-type="string" office:string-value="N-35-35-17.35 E-139-34-50.64">
            <text:p>N-35-35-17.35 E-139-34-50.64</text:p>
          </table:table-cell>
          <table:table-cell office:value-type="string">
            <text:p>N-35-35-17.35 E-139-34-50.64</text:p>
          </table:table-cell>
          <table:table-cell table:formula="of:=IF([.E33]=&quot;&quot;;[.C33];CONCATENATE([.C33];&quot; / &quot;;[.E33]))" office:value-type="string" office:string-value=" / N-35-35-17.35 E-139-34-50.64">
            <text:p><text:s/>/ N-35-35-17.35 E-139-34-50.64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34]" office:value-type="string" office:string-value="N-35-35-17.16 E-139-34-50.37">
            <text:p>N-35-35-17.16 E-139-34-50.37</text:p>
          </table:table-cell>
          <table:table-cell office:value-type="string">
            <text:p>N-35-35-17.16 E-139-34-50.37</text:p>
          </table:table-cell>
          <table:table-cell table:formula="of:=IF([.E34]=&quot;&quot;;[.C34];CONCATENATE([.C34];&quot; / &quot;;[.E34]))" office:value-type="string" office:string-value=" / N-35-35-17.16 E-139-34-50.37">
            <text:p><text:s/>/ N-35-35-17.16 E-139-34-50.37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[.F35]" office:value-type="string" office:string-value="N-35-35-16.91 E-139-34-50.26">
            <text:p>N-35-35-16.91 E-139-34-50.26</text:p>
          </table:table-cell>
          <table:table-cell office:value-type="string">
            <text:p>N-35-35-16.91 E-139-34-50.26</text:p>
          </table:table-cell>
          <table:table-cell table:formula="of:=IF([.E35]=&quot;&quot;;[.C35];CONCATENATE([.C35];&quot; / &quot;;[.E35]))" office:value-type="string" office:string-value=" / N-35-35-16.91 E-139-34-50.26">
            <text:p><text:s/>/ N-35-35-16.91 E-139-34-50.26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41 E-139-34-49.49</text:p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38 E-139-34-49.49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38 E-139-34-49.49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35 E-139-34-49.54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2 E-139-34-49.38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/>
          <table:table-cell table:formula="of:=IF([.E41]=&quot;&quot;;[.C41];CONCATENATE([.C41];&quot; / &quot;;[.E4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2 E-139-34-49.38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2 E-139-34-49.38</text:p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2 E-139-34-49.38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53 E-139-34-49.38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35-28.49 E-139-34-49.49">
            <text:p>N-35-35-28.49 E-139-34-49.49</text:p>
          </table:table-cell>
          <table:table-cell office:value-type="string">
            <text:p>N-35-35-28.49 E-139-34-49.49</text:p>
          </table:table-cell>
          <table:table-cell table:formula="of:=IF([.E49]=&quot;&quot;;[.C49];CONCATENATE([.C49];&quot; / &quot;;[.E49]))" office:value-type="string" office:string-value=" / N-35-35-28.49 E-139-34-49.49">
            <text:p><text:s/>/ N-35-35-28.4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35-28.56 E-139-34-49.98">
            <text:p>N-35-35-28.56 E-139-34-49.98</text:p>
          </table:table-cell>
          <table:table-cell office:value-type="string">
            <text:p>N-35-35-28.56 E-139-34-49.98</text:p>
          </table:table-cell>
          <table:table-cell table:formula="of:=IF([.E50]=&quot;&quot;;[.C50];CONCATENATE([.C50];&quot; / &quot;;[.E50]))" office:value-type="string" office:string-value=" / N-35-35-28.56 E-139-34-49.98">
            <text:p><text:s/>/ N-35-35-28.56 E-139-34-49.98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35-28.67 E-139-34-49.65">
            <text:p>N-35-35-28.67 E-139-34-49.65</text:p>
          </table:table-cell>
          <table:table-cell office:value-type="string">
            <text:p>N-35-35-28.67 E-139-34-49.65</text:p>
          </table:table-cell>
          <table:table-cell table:formula="of:=IF([.E51]=&quot;&quot;;[.C51];CONCATENATE([.C51];&quot; / &quot;;[.E51]))" office:value-type="string" office:string-value=" / N-35-35-28.67 E-139-34-49.65">
            <text:p><text:s/>/ N-35-35-28.67 E-139-34-49.6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35-28.72 E-139-34-49.54">
            <text:p>N-35-35-28.72 E-139-34-49.54</text:p>
          </table:table-cell>
          <table:table-cell office:value-type="string">
            <text:p>N-35-35-28.72 E-139-34-49.54</text:p>
          </table:table-cell>
          <table:table-cell table:formula="of:=IF([.E52]=&quot;&quot;;[.C52];CONCATENATE([.C52];&quot; / &quot;;[.E52]))" office:value-type="string" office:string-value=" / N-35-35-28.72 E-139-34-49.54">
            <text:p><text:s/>/ N-35-35-28.72 E-139-34-49.54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3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3]=&quot;&quot;;[.C53];CONCATENATE([.C53];&quot; / &quot;;[.E53]))" office:value-type="string" office:string-value=" / N-35-35-28.79 E-139-34-49.49">
            <text:p><text:s/>/ N-35-35-28.7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4]=&quot;&quot;;[.C54];CONCATENATE([.C54];&quot; / &quot;;[.E54]))" office:value-type="string" office:string-value=" / N-35-35-28.79 E-139-34-49.49">
            <text:p><text:s/>/ N-35-35-28.7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35-28.82 E-139-34-49.43">
            <text:p>N-35-35-28.82 E-139-34-49.43</text:p>
          </table:table-cell>
          <table:table-cell office:value-type="string">
            <text:p>N-35-35-28.82 E-139-34-49.43</text:p>
          </table:table-cell>
          <table:table-cell table:formula="of:=IF([.E55]=&quot;&quot;;[.C55];CONCATENATE([.C55];&quot; / &quot;;[.E55]))" office:value-type="string" office:string-value=" / N-35-35-28.82 E-139-34-49.43">
            <text:p><text:s/>/ N-35-35-28.82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35-28.85 E-139-34-49.43">
            <text:p>N-35-35-28.85 E-139-34-49.43</text:p>
          </table:table-cell>
          <table:table-cell office:value-type="string">
            <text:p>N-35-35-28.85 E-139-34-49.43</text:p>
          </table:table-cell>
          <table:table-cell table:formula="of:=IF([.E56]=&quot;&quot;;[.C56];CONCATENATE([.C56];&quot; / &quot;;[.E56]))" office:value-type="string" office:string-value=" / N-35-35-28.85 E-139-34-49.43">
            <text:p><text:s/>/ N-35-35-28.85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35-28.59 E-139-34-49.49">
            <text:p>N-35-35-28.59 E-139-34-49.49</text:p>
          </table:table-cell>
          <table:table-cell office:value-type="string">
            <text:p>N-35-35-28.59 E-139-34-49.49</text:p>
          </table:table-cell>
          <table:table-cell table:formula="of:=IF([.E57]=&quot;&quot;;[.C57];CONCATENATE([.C57];&quot; / &quot;;[.E57]))" office:value-type="string" office:string-value=" / N-35-35-28.59 E-139-34-49.49">
            <text:p><text:s/>/ N-35-35-28.5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59 E-139-34-49.43">
            <text:p>N-35-35-28.59 E-139-34-49.43</text:p>
          </table:table-cell>
          <table:table-cell office:value-type="string">
            <text:p>N-35-35-28.59 E-139-34-49.43</text:p>
          </table:table-cell>
          <table:table-cell table:formula="of:=IF([.E58]=&quot;&quot;;[.C58];CONCATENATE([.C58];&quot; / &quot;;[.E58]))" office:value-type="string" office:string-value=" / N-35-35-28.59 E-139-34-49.43">
            <text:p><text:s/>/ N-35-35-28.59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8 E-139-34-49.49">
            <text:p>N-35-35-28.68 E-139-34-49.49</text:p>
          </table:table-cell>
          <table:table-cell office:value-type="string">
            <text:p>N-35-35-28.68 E-139-34-49.49</text:p>
          </table:table-cell>
          <table:table-cell table:formula="of:=IF([.E59]=&quot;&quot;;[.C59];CONCATENATE([.C59];&quot; / &quot;;[.E59]))" office:value-type="string" office:string-value=" / N-35-35-28.68 E-139-34-49.49">
            <text:p><text:s/>/ N-35-35-28.68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68 E-139-34-49.43">
            <text:p>N-35-35-28.68 E-139-34-49.43</text:p>
          </table:table-cell>
          <table:table-cell office:value-type="string">
            <text:p>N-35-35-28.68 E-139-34-49.43</text:p>
          </table:table-cell>
          <table:table-cell table:formula="of:=IF([.E60]=&quot;&quot;;[.C60];CONCATENATE([.C60];&quot; / &quot;;[.E60]))" office:value-type="string" office:string-value=" / N-35-35-28.68 E-139-34-49.43">
            <text:p><text:s/>/ N-35-35-28.68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8.4 E-139-34-49.38">
            <text:p>N-35-35-28.4 E-139-34-49.38</text:p>
          </table:table-cell>
          <table:table-cell office:value-type="string">
            <text:p>N-35-35-28.4 E-139-34-49.38</text:p>
          </table:table-cell>
          <table:table-cell table:formula="of:=IF([.E62]=&quot;&quot;;[.C62];CONCATENATE([.C62];&quot; / &quot;;[.E62]))" office:value-type="string" office:string-value=" / N-35-35-28.4 E-139-34-49.38">
            <text:p><text:s/>/ N-35-35-28.4 E-139-34-49.38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3]&lt;&gt;&quot;&quot;;[.D63];&quot;&quot;)">
            <text:p/>
          </table:table-cell>
          <table:table-cell/>
          <table:table-cell table:formula="of:=IF([.E63]=&quot;&quot;;[.C63];CONCATENATE([.C63];&quot; / &quot;;[.E63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4]&lt;&gt;&quot;&quot;;[.D64];&quot;&quot;)">
            <text:p/>
          </table:table-cell>
          <table:table-cell/>
          <table:table-cell table:formula="of:=IF([.E64]=&quot;&quot;;[.C64];CONCATENATE([.C64];&quot; / &quot;;[.E64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5]&lt;&gt;&quot;&quot;;[.D65];&quot;&quot;)">
            <text:p/>
          </table:table-cell>
          <table:table-cell/>
          <table:table-cell table:formula="of:=IF([.E65]=&quot;&quot;;[.C65];CONCATENATE([.C65];&quot; / &quot;;[.E65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6]&lt;&gt;&quot;&quot;;[.D66];&quot;&quot;)">
            <text:p/>
          </table:table-cell>
          <table:table-cell/>
          <table:table-cell table:formula="of:=IF([.E66]=&quot;&quot;;[.C66];CONCATENATE([.C66];&quot; / &quot;;[.E66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7]&lt;&gt;&quot;&quot;;[.D67];&quot;&quot;)">
            <text:p/>
          </table:table-cell>
          <table:table-cell/>
          <table:table-cell table:formula="of:=IF([.E67]=&quot;&quot;;[.C67];CONCATENATE([.C67];&quot; / &quot;;[.E67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8]&lt;&gt;&quot;&quot;;[.D68];&quot;&quot;)">
            <text:p/>
          </table:table-cell>
          <table:table-cell/>
          <table:table-cell table:formula="of:=IF([.E68]=&quot;&quot;;[.C68];CONCATENATE([.C68];&quot; / &quot;;[.E68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9]&lt;&gt;&quot;&quot;;[.D69];&quot;&quot;)">
            <text:p/>
          </table:table-cell>
          <table:table-cell/>
          <table:table-cell table:formula="of:=IF([.E69]=&quot;&quot;;[.C69];CONCATENATE([.C69];&quot; / &quot;;[.E69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0]&lt;&gt;&quot;&quot;;[.D70];&quot;&quot;)">
            <text:p/>
          </table:table-cell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1]&lt;&gt;&quot;&quot;;[.D71];&quot;&quot;)">
            <text:p/>
          </table:table-cell>
          <table:table-cell/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2]&lt;&gt;&quot;&quot;;[.D72];&quot;&quot;)">
            <text:p/>
          </table:table-cell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3]&lt;&gt;&quot;&quot;;[.D73];&quot;&quot;)">
            <text:p/>
          </table:table-cell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9"/>
          <table:table-cell table:style-name="ce9"/>
          <table:table-cell/>
          <table:table-cell table:formula="of:=IF([.D74]&lt;&gt;&quot;&quot;;[.D74];&quot;&quot;)">
            <text:p/>
          </table:table-cell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5]&lt;&gt;&quot;&quot;;[.D75];&quot;&quot;)">
            <text:p/>
          </table:table-cell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8]&lt;&gt;&quot;&quot;;[.D78];&quot;&quot;)">
            <text:p/>
          </table:table-cell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9]&lt;&gt;&quot;&quot;;[.D79];&quot;&quot;)">
            <text:p/>
          </table:table-cell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0]&lt;&gt;&quot;&quot;;[.D80];&quot;&quot;)">
            <text:p/>
          </table:table-cell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1]&lt;&gt;&quot;&quot;;[.D81];&quot;&quot;)">
            <text:p/>
          </table:table-cell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2]&lt;&gt;&quot;&quot;;[.D82];&quot;&quot;)">
            <text:p/>
          </table:table-cell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4]&lt;&gt;&quot;&quot;;[.D84];&quot;&quot;)">
            <text:p/>
          </table:table-cell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5]&lt;&gt;&quot;&quot;;[.D85];&quot;&quot;)">
            <text:p/>
          </table:table-cell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6]&lt;&gt;&quot;&quot;;[.D86];&quot;&quot;)">
            <text:p/>
          </table:table-cell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4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19" office:value-type="float" office:value="21">
            <text:p>21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20" office:value-type="float" office:value="18">
            <text:p>18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20" office:value-type="float" office:value="18">
            <text:p>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1" table:formula="of:=COUNTBLANK([.$C$2:.C1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-*</text:p>
          </table:table-cell>
          <table:table-cell table:style-name="ce21" table:formula="of:=COUNTIF([.$C$2:.$C18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XXX</text:p>
          </table:table-cell>
          <table:table-cell table:style-name="ce21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total</text:p>
          </table:table-cell>
          <table:table-cell table:style-name="ce21" table:formula="of:=COUNTA([.$B$2:.$B18])" office:value-type="float" office:value="17">
            <text:p>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3" office:value-type="string">
            <text:p>blanks</text:p>
          </table:table-cell>
          <table:table-cell table:style-name="ce22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:m XXX</text:p>
          </table:table-cell>
          <table:table-cell table:style-name="ce21" table:formula="of:=COUNTIF([.$C$2:.$C18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music / log / kb / </text:p>
          </table:table-cell>
          <table:table-cell table:style-name="ce21" table:formula="of:=COUNTIF([.$C$2:.$C18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XX</text:p>
          </table:table-cell>
          <table:table-cell table:style-name="ce21" table:formula="of:=COUNTIF([.$C$2:.$C18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</text:p>
          </table:table-cell>
          <table:table-cell table:style-name="ce21" table:formula="of:=COUNTIF([.$C$2:.$C18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1" table:formula="of:=COUNTIF([.$C$2:.$C18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21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15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tome/ (J*) / 人がやらないものを手がける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i FX / coding / gen_model_pattern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2019/04/16</text:date>, <text:time>11:5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4-16T11:50:46.71</dc:date>
    <dc:creator>iwabuchi ken</dc:creator>
    <meta:editing-duration>P8DT2H15M6S</meta:editing-duration>
    <meta:editing-cycles>3368</meta:editing-cycles>
    <meta:document-statistic meta:table-count="1" meta:cell-count="623" meta:object-count="0"/>
  </office:meta>
</office:document-meta>
</file>